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13in" svg:height="3.5453in" svg:x="0.7264in" svg:y="6.1697in">
            <draw:object draw:notify-on-update-of-ranges="Sheet1.B30:Sheet1.H30 Sheet1.B31:Sheet1.H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7.4976in" svg:y="6.1071in">
            <draw:object draw:notify-on-update-of-ranges="Sheet1.O31:Sheet1.U31 Sheet1.O32:Sheet1.U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21214720" calcext:value-type="float">
            <text:p>21214720</text:p>
          </table:table-cell>
          <table:table-cell office:value-type="float" office:value="21351384" calcext:value-type="float">
            <text:p>21351384</text:p>
          </table:table-cell>
          <table:table-cell office:value-type="float" office:value="21632064" calcext:value-type="float">
            <text:p>21632064</text:p>
          </table:table-cell>
          <table:table-cell table:number-columns-repeated="2"/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21471276" calcext:value-type="float">
            <text:p>21471276</text:p>
          </table:table-cell>
          <table:table-cell table:formula="of:=AVERAGE([.D4:.D9])" office:value-type="float" office:value="21445228" calcext:value-type="float">
            <text:p>21445228</text:p>
          </table:table-cell>
          <table:table-cell table:formula="of:=AVERAGE([.E4:.E9])" office:value-type="float" office:value="21953629.3333333" calcext:value-type="float">
            <text:p>21953629.3333333</text:p>
          </table:table-cell>
          <table:table-cell table:number-columns-repeated="3"/>
          <table:table-cell table:formula="of:=([.B4]-[.H$16])^2" office:value-type="float" office:value="1785907600" calcext:value-type="float">
            <text:p>1785907600</text:p>
          </table:table-cell>
          <table:table-cell table:formula="of:=([.C4]-[.I$16])^2" office:value-type="float" office:value="48237655.1110939" calcext:value-type="float">
            <text:p>48237655.1110939</text:p>
          </table:table-cell>
          <table:table-cell table:formula="of:=([.D4]-[.J$16])^2" office:value-type="float" office:value="26440494428.444" calcext:value-type="float">
            <text:p>26440494428.444</text:p>
          </table:table-cell>
          <table:table-cell table:formula="of:=([.E4]-[.K$16])^2" office:value-type="float" office:value="22476406188.4441" calcext:value-type="float">
            <text:p>22476406188.4441</text:p>
          </table:table-cell>
          <table:table-cell table:number-columns-repeated="2"/>
          <table:table-cell table:formula="of:=SUM([.O2:.O7])/6" office:value-type="float" office:value="815261328" calcext:value-type="float">
            <text:p>815261328</text:p>
          </table:table-cell>
          <table:table-cell table:formula="of:=SUM([.P2:.P7])/6" office:value-type="float" office:value="20745991404.4442" calcext:value-type="float">
            <text:p>20745991404.4442</text:p>
          </table:table-cell>
          <table:table-cell table:formula="of:=SUM([.Q2:.Q7])/6" office:value-type="float" office:value="14662427964.4442" calcext:value-type="float">
            <text:p>14662427964.4442</text:p>
          </table:table-cell>
          <table:table-cell table:formula="of:=SUM([.R2:.R7])/6" office:value-type="float" office:value="19943497224.889" calcext:value-type="float">
            <text:p>19943497224.889</text:p>
          </table:table-cell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21355656" calcext:value-type="float">
            <text:p>21355656</text:p>
          </table:table-cell>
          <table:table-cell office:value-type="float" office:value="21362768" calcext:value-type="float">
            <text:p>21362768</text:p>
          </table:table-cell>
          <table:table-cell office:value-type="float" office:value="21713840" calcext:value-type="float">
            <text:p>21713840</text:p>
          </table:table-cell>
          <table:table-cell table:number-columns-repeated="9"/>
          <table:table-cell table:formula="of:=([.B5]-[.H$16])^2" office:value-type="float" office:value="1287661456" calcext:value-type="float">
            <text:p>1287661456</text:p>
          </table:table-cell>
          <table:table-cell table:formula="of:=([.C5]-[.I$16])^2" office:value-type="float" office:value="992082007.111033" calcext:value-type="float">
            <text:p>992082007.111033</text:p>
          </table:table-cell>
          <table:table-cell table:formula="of:=([.D5]-[.J$16])^2" office:value-type="float" office:value="24857096028.4441" calcext:value-type="float">
            <text:p>24857096028.4441</text:p>
          </table:table-cell>
          <table:table-cell table:formula="of:=([.E5]-[.K$16])^2" office:value-type="float" office:value="2390949207.11099" calcext:value-type="float">
            <text:p>2390949207.1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21368320" calcext:value-type="float">
            <text:p>21368320</text:p>
          </table:table-cell>
          <table:table-cell office:value-type="float" office:value="21391840" calcext:value-type="float">
            <text:p>21391840</text:p>
          </table:table-cell>
          <table:table-cell office:value-type="float" office:value="21741232" calcext:value-type="float">
            <text:p>21741232</text:p>
          </table:table-cell>
          <table:table-cell table:number-columns-repeated="9"/>
          <table:table-cell table:formula="of:=([.B6]-[.H$16])^2" office:value-type="float" office:value="146991376" calcext:value-type="float">
            <text:p>146991376</text:p>
          </table:table-cell>
          <table:table-cell table:formula="of:=([.C6]-[.I$16])^2" office:value-type="float" office:value="3405111511.11097" calcext:value-type="float">
            <text:p>3405111511.11097</text:p>
          </table:table-cell>
          <table:table-cell table:formula="of:=([.D6]-[.J$16])^2" office:value-type="float" office:value="24257854833.7774" calcext:value-type="float">
            <text:p>24257854833.7774</text:p>
          </table:table-cell>
          <table:table-cell table:formula="of:=([.E6]-[.K$16])^2" office:value-type="float" office:value="2870244908.44458" calcext:value-type="float">
            <text:p>2870244908.4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21392872" calcext:value-type="float">
            <text:p>21392872</text:p>
          </table:table-cell>
          <table:table-cell office:value-type="float" office:value="21396784" calcext:value-type="float">
            <text:p>21396784</text:p>
          </table:table-cell>
          <table:table-cell office:value-type="float" office:value="21842256" calcext:value-type="float">
            <text:p>21842256</text:p>
          </table:table-cell>
          <table:table-cell table:number-columns-repeated="9"/>
          <table:table-cell table:formula="of:=([.B7]-[.H$16])^2" office:value-type="float" office:value="193655056" calcext:value-type="float">
            <text:p>193655056</text:p>
          </table:table-cell>
          <table:table-cell table:formula="of:=([.C7]-[.I$16])^2" office:value-type="float" office:value="9982674177.77753" calcext:value-type="float">
            <text:p>9982674177.77753</text:p>
          </table:table-cell>
          <table:table-cell table:formula="of:=([.D7]-[.J$16])^2" office:value-type="float" office:value="7588035953.77756" calcext:value-type="float">
            <text:p>7588035953.77756</text:p>
          </table:table-cell>
          <table:table-cell table:formula="of:=([.E7]-[.K$16])^2" office:value-type="float" office:value="19490021377.7781" calcext:value-type="float">
            <text:p>19490021377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21419728" calcext:value-type="float">
            <text:p>21419728</text:p>
          </table:table-cell>
          <table:table-cell office:value-type="float" office:value="21398696" calcext:value-type="float">
            <text:p>21398696</text:p>
          </table:table-cell>
          <table:table-cell office:value-type="float" office:value="21944728" calcext:value-type="float">
            <text:p>21944728</text:p>
          </table:table-cell>
          <table:table-cell table:number-columns-repeated="9"/>
          <table:table-cell table:formula="of:=([.B8]-[.H$16])^2" office:value-type="float" office:value="335182864" calcext:value-type="float">
            <text:p>335182864</text:p>
          </table:table-cell>
          <table:table-cell table:formula="of:=([.C8]-[.I$16])^2" office:value-type="float" office:value="37095273601.7773" calcext:value-type="float">
            <text:p>37095273601.7773</text:p>
          </table:table-cell>
          <table:table-cell table:formula="of:=([.D8]-[.J$16])^2" office:value-type="float" office:value="3988848753.77762" calcext:value-type="float">
            <text:p>3988848753.77762</text:p>
          </table:table-cell>
          <table:table-cell table:formula="of:=([.E8]-[.K$16])^2" office:value-type="float" office:value="34396400727.1116" calcext:value-type="float">
            <text:p>34396400727.1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21461288" calcext:value-type="float">
            <text:p>21461288</text:p>
          </table:table-cell>
          <table:table-cell office:value-type="float" office:value="21467336" calcext:value-type="float">
            <text:p>21467336</text:p>
          </table:table-cell>
          <table:table-cell office:value-type="float" office:value="22030760" calcext:value-type="float">
            <text:p>22030760</text:p>
          </table:table-cell>
          <table:table-cell table:number-columns-repeated="9"/>
          <table:table-cell table:formula="of:=([.B9]-[.H$16])^2" office:value-type="float" office:value="1142169616" calcext:value-type="float">
            <text:p>1142169616</text:p>
          </table:table-cell>
          <table:table-cell table:formula="of:=([.C9]-[.I$16])^2" office:value-type="float" office:value="72952569473.7771" calcext:value-type="float">
            <text:p>72952569473.7771</text:p>
          </table:table-cell>
          <table:table-cell table:formula="of:=([.D9]-[.J$16])^2" office:value-type="float" office:value="842237788.444372" calcext:value-type="float">
            <text:p>842237788.444372</text:p>
          </table:table-cell>
          <table:table-cell table:formula="of:=([.E9]-[.K$16])^2" office:value-type="float" office:value="38036960940.4449" calcext:value-type="float">
            <text:p>38036960940.4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21553976" calcext:value-type="float">
            <text:p>21553976</text:p>
          </table:table-cell>
          <table:table-cell office:value-type="float" office:value="21491288" calcext:value-type="float">
            <text:p>21491288</text:p>
          </table:table-cell>
          <table:table-cell office:value-type="float" office:value="22076616" calcext:value-type="float">
            <text:p>22076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21631472" calcext:value-type="float">
            <text:p>21631472</text:p>
          </table:table-cell>
          <table:table-cell office:value-type="float" office:value="21525424" calcext:value-type="float">
            <text:p>21525424</text:p>
          </table:table-cell>
          <table:table-cell office:value-type="float" office:value="22086184" calcext:value-type="float">
            <text:p>22086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21706312" calcext:value-type="float">
            <text:p>21706312</text:p>
          </table:table-cell>
          <table:table-cell office:value-type="float" office:value="21548016" calcext:value-type="float">
            <text:p>21548016</text:p>
          </table:table-cell>
          <table:table-cell office:value-type="float" office:value="26659912" calcext:value-type="float">
            <text:p>26659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21861128" calcext:value-type="float">
            <text:p>21861128</text:p>
          </table:table-cell>
          <table:table-cell office:value-type="float" office:value="21722056" calcext:value-type="float">
            <text:p>21722056</text:p>
          </table:table-cell>
          <table:table-cell office:value-type="float" office:value="29074536" calcext:value-type="float">
            <text:p>29074536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21221704" calcext:value-type="float">
            <text:p>21221704</text:p>
          </table:table-cell>
          <table:table-cell office:value-type="float" office:value="21436880" calcext:value-type="float">
            <text:p>21436880</text:p>
          </table:table-cell>
          <table:table-cell office:value-type="float" office:value="21617312" calcext:value-type="float">
            <text:p>21617312</text:p>
          </table:table-cell>
          <table:table-cell table:number-columns-repeated="2"/>
          <table:table-cell table:formula="of:=AVERAGE([.B18:.B23])" office:value-type="float" office:value="21203596" calcext:value-type="float">
            <text:p>21203596</text:p>
          </table:table-cell>
          <table:table-cell table:formula="of:=AVERAGE([.C18:.C23])" office:value-type="float" office:value="21361374.6666667" calcext:value-type="float">
            <text:p>21361374.6666667</text:p>
          </table:table-cell>
          <table:table-cell table:formula="of:=AVERAGE([.D18:.D23])" office:value-type="float" office:value="21554445.3333333" calcext:value-type="float">
            <text:p>21554445.3333333</text:p>
          </table:table-cell>
          <table:table-cell table:formula="of:=AVERAGE([.E18:.E23])" office:value-type="float" office:value="21891153.3333333" calcext:value-type="float">
            <text:p>21891153.3333333</text:p>
          </table:table-cell>
          <table:table-cell table:number-columns-repeated="2"/>
          <table:table-cell table:formula="of:=([.B18]-[.H$16])^2" office:value-type="float" office:value="1785907600" calcext:value-type="float">
            <text:p>1785907600</text:p>
          </table:table-cell>
          <table:table-cell table:formula="of:=([.C18]-[.I$16])^2" office:value-type="float" office:value="2857401388.44458" calcext:value-type="float">
            <text:p>2857401388.44458</text:p>
          </table:table-cell>
          <table:table-cell table:formula="of:=([.D18]-[.J$16])^2" office:value-type="float" office:value="3064434353.77764" calcext:value-type="float">
            <text:p>3064434353.77764</text:p>
          </table:table-cell>
          <table:table-cell table:formula="of:=([.E18]-[.K$16])^2" office:value-type="float" office:value="8536528044.44421" calcext:value-type="float">
            <text:p>8536528044.44421</text:p>
          </table:table-cell>
          <table:table-cell table:number-columns-repeated="2"/>
          <table:table-cell table:formula="of:=SUM([.N16:.N21])/6" office:value-type="float" office:value="815261328" calcext:value-type="float">
            <text:p>815261328</text:p>
          </table:table-cell>
          <table:table-cell table:formula="of:=SUM([.O16:.O21])/6" office:value-type="float" office:value="1797279902.22222" calcext:value-type="float">
            <text:p>1797279902.22222</text:p>
          </table:table-cell>
          <table:table-cell table:formula="of:=SUM([.P16:.P21])/6" office:value-type="float" office:value="2512167694.22222" calcext:value-type="float">
            <text:p>2512167694.22222</text:p>
          </table:table-cell>
          <table:table-cell table:formula="of:=SUM([.Q16:.Q21])/6" office:value-type="float" office:value="5414827294.22222" calcext:value-type="float">
            <text:p>5414827294.22222</text:p>
          </table:table-cell>
          <table:table-cell/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21307192" calcext:value-type="float">
            <text:p>21307192</text:p>
          </table:table-cell>
          <table:table-cell office:value-type="float" office:value="21441208" calcext:value-type="float">
            <text:p>21441208</text:p>
          </table:table-cell>
          <table:table-cell office:value-type="float" office:value="21784072" calcext:value-type="float">
            <text:p>21784072</text:p>
          </table:table-cell>
          <table:table-cell table:number-columns-repeated="8"/>
          <table:table-cell table:formula="of:=([.B19]-[.H$16])^2" office:value-type="float" office:value="1287661456" calcext:value-type="float">
            <text:p>1287661456</text:p>
          </table:table-cell>
          <table:table-cell table:formula="of:=([.C19]-[.I$16])^2" office:value-type="float" office:value="1042945495.11119" calcext:value-type="float">
            <text:p>1042945495.11119</text:p>
          </table:table-cell>
          <table:table-cell table:formula="of:=([.D19]-[.J$16])^2" office:value-type="float" office:value="1601066844.44435" calcext:value-type="float">
            <text:p>1601066844.44435</text:p>
          </table:table-cell>
          <table:table-cell table:formula="of:=([.E19]-[.K$16])^2" office:value-type="float" office:value="5403034028.44426" calcext:value-type="float">
            <text:p>5403034028.444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21307920" calcext:value-type="float">
            <text:p>21307920</text:p>
          </table:table-cell>
          <table:table-cell office:value-type="float" office:value="21499088" calcext:value-type="float">
            <text:p>21499088</text:p>
          </table:table-cell>
          <table:table-cell office:value-type="float" office:value="21798760" calcext:value-type="float">
            <text:p>21798760</text:p>
          </table:table-cell>
          <table:table-cell table:number-columns-repeated="8"/>
          <table:table-cell table:formula="of:=([.B20]-[.H$16])^2" office:value-type="float" office:value="146991376" calcext:value-type="float">
            <text:p>146991376</text:p>
          </table:table-cell>
          <table:table-cell table:formula="of:=([.C20]-[.I$16])^2" office:value-type="float" office:value="1028527660.44452" calcext:value-type="float">
            <text:p>1028527660.44452</text:p>
          </table:table-cell>
          <table:table-cell table:formula="of:=([.D20]-[.J$16])^2" office:value-type="float" office:value="230958940.444407" calcext:value-type="float">
            <text:p>230958940.444407</text:p>
          </table:table-cell>
          <table:table-cell table:formula="of:=([.E20]-[.K$16])^2" office:value-type="float" office:value="107357228.444419" calcext:value-type="float">
            <text:p>107357228.444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21329080" calcext:value-type="float">
            <text:p>21329080</text:p>
          </table:table-cell>
          <table:table-cell office:value-type="float" office:value="21514432" calcext:value-type="float">
            <text:p>21514432</text:p>
          </table:table-cell>
          <table:table-cell office:value-type="float" office:value="21817648" calcext:value-type="float">
            <text:p>21817648</text:p>
          </table:table-cell>
          <table:table-cell table:number-columns-repeated="8"/>
          <table:table-cell table:formula="of:=([.B21]-[.H$16])^2" office:value-type="float" office:value="193655056" calcext:value-type="float">
            <text:p>193655056</text:p>
          </table:table-cell>
          <table:table-cell table:formula="of:=([.C21]-[.I$16])^2" office:value-type="float" office:value="138517207.111082" calcext:value-type="float">
            <text:p>138517207.111082</text:p>
          </table:table-cell>
          <table:table-cell table:formula="of:=([.D21]-[.J$16])^2" office:value-type="float" office:value="36449393.7777628" calcext:value-type="float">
            <text:p>36449393.7777628</text:p>
          </table:table-cell>
          <table:table-cell table:formula="of:=([.E21]-[.K$16])^2" office:value-type="float" office:value="12381015.1111198" calcext:value-type="float">
            <text:p>12381015.1111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21329304" calcext:value-type="float">
            <text:p>21329304</text:p>
          </table:table-cell>
          <table:table-cell office:value-type="float" office:value="21539248" calcext:value-type="float">
            <text:p>21539248</text:p>
          </table:table-cell>
          <table:table-cell office:value-type="float" office:value="21880792" calcext:value-type="float">
            <text:p>21880792</text:p>
          </table:table-cell>
          <table:table-cell table:number-columns-repeated="8"/>
          <table:table-cell table:formula="of:=([.B22]-[.H$16])^2" office:value-type="float" office:value="335182864" calcext:value-type="float">
            <text:p>335182864</text:p>
          </table:table-cell>
          <table:table-cell table:formula="of:=([.C22]-[.I$16])^2" office:value-type="float" office:value="2135302487.111" calcext:value-type="float">
            <text:p>2135302487.111</text:p>
          </table:table-cell>
          <table:table-cell table:formula="of:=([.D22]-[.J$16])^2" office:value-type="float" office:value="303688711.111154" calcext:value-type="float">
            <text:p>303688711.111154</text:p>
          </table:table-cell>
          <table:table-cell table:formula="of:=([.E22]-[.K$16])^2" office:value-type="float" office:value="1978351788.44455" calcext:value-type="float">
            <text:p>1978351788.44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21373144" calcext:value-type="float">
            <text:p>21373144</text:p>
          </table:table-cell>
          <table:table-cell office:value-type="float" office:value="21548408" calcext:value-type="float">
            <text:p>21548408</text:p>
          </table:table-cell>
          <table:table-cell office:value-type="float" office:value="21894672" calcext:value-type="float">
            <text:p>21894672</text:p>
          </table:table-cell>
          <table:table-cell table:number-columns-repeated="8"/>
          <table:table-cell table:formula="of:=([.B23]-[.H$16])^2" office:value-type="float" office:value="1142169616" calcext:value-type="float">
            <text:p>1142169616</text:p>
          </table:table-cell>
          <table:table-cell table:formula="of:=([.C23]-[.I$16])^2" office:value-type="float" office:value="3580985175.11096" calcext:value-type="float">
            <text:p>3580985175.11096</text:p>
          </table:table-cell>
          <table:table-cell table:formula="of:=([.D23]-[.J$16])^2" office:value-type="float" office:value="9836407921.77802" calcext:value-type="float">
            <text:p>9836407921.77802</text:p>
          </table:table-cell>
          <table:table-cell table:formula="of:=([.E23]-[.K$16])^2" office:value-type="float" office:value="16451311660.4448" calcext:value-type="float">
            <text:p>16451311660.4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21407584" calcext:value-type="float">
            <text:p>21407584</text:p>
          </table:table-cell>
          <table:table-cell office:value-type="float" office:value="21571872" calcext:value-type="float">
            <text:p>21571872</text:p>
          </table:table-cell>
          <table:table-cell office:value-type="float" office:value="21935632" calcext:value-type="float">
            <text:p>21935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21421216" calcext:value-type="float">
            <text:p>21421216</text:p>
          </table:table-cell>
          <table:table-cell office:value-type="float" office:value="21653624" calcext:value-type="float">
            <text:p>21653624</text:p>
          </table:table-cell>
          <table:table-cell office:value-type="float" office:value="22019416" calcext:value-type="float">
            <text:p>22019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21543552" calcext:value-type="float">
            <text:p>21543552</text:p>
          </table:table-cell>
          <table:table-cell office:value-type="float" office:value="21737624" calcext:value-type="float">
            <text:p>21737624</text:p>
          </table:table-cell>
          <table:table-cell office:value-type="float" office:value="22311664" calcext:value-type="float">
            <text:p>22311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21667504" calcext:value-type="float">
            <text:p>21667504</text:p>
          </table:table-cell>
          <table:table-cell office:value-type="float" office:value="22569832" calcext:value-type="float">
            <text:p>22569832</text:p>
          </table:table-cell>
          <table:table-cell office:value-type="float" office:value="25969312" calcext:value-type="float">
            <text:p>2596931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promedio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-e</text:p>
          </table:table-cell>
          <table:table-cell office:value-type="string" calcext:value-type="string">
            <text:p>Asm+8 l-e</text:p>
          </table:table-cell>
          <table:table-cell office:value-type="string" calcext:value-type="string">
            <text:p>Asm+16 l-e</text:p>
          </table:table-cell>
          <table:table-cell table:number-columns-repeated="16"/>
        </table:table-row>
        <table:table-row table:style-name="ro1">
          <table:table-cell/>
          <table:table-cell table:formula="of:=[.H16]" office:value-type="float" office:value="21203596" calcext:value-type="float">
            <text:p>21203596</text:p>
          </table:table-cell>
          <table:table-cell table:formula="of:=[.I16]" office:value-type="float" office:value="21361374.6666667" calcext:value-type="float">
            <text:p>21361374.6666667</text:p>
          </table:table-cell>
          <table:table-cell table:formula="of:=[.J16]" office:value-type="float" office:value="21554445.3333333" calcext:value-type="float">
            <text:p>21554445.3333333</text:p>
          </table:table-cell>
          <table:table-cell table:formula="of:=[.K16]" office:value-type="float" office:value="21891153.3333333" calcext:value-type="float">
            <text:p>21891153.3333333</text:p>
          </table:table-cell>
          <table:table-cell table:formula="of:=[.I2]" office:value-type="float" office:value="21471276" calcext:value-type="float">
            <text:p>21471276</text:p>
          </table:table-cell>
          <table:table-cell table:formula="of:=[.J2]" office:value-type="float" office:value="21445228" calcext:value-type="float">
            <text:p>21445228</text:p>
          </table:table-cell>
          <table:table-cell table:formula="of:=[.K2]" office:value-type="float" office:value="21953629.3333333" calcext:value-type="float">
            <text:p>21953629.3333333</text:p>
          </table:table-cell>
          <table:table-cell table:number-columns-repeated="6"/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-e</text:p>
          </table:table-cell>
          <table:table-cell office:value-type="string" calcext:value-type="string">
            <text:p>Asm+8 l-e</text:p>
          </table:table-cell>
          <table:table-cell office:value-type="string" calcext:value-type="string">
            <text:p>Asm+16 l-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SQRT([.U2])" office:value-type="float" office:value="28552.7814406933" calcext:value-type="float">
            <text:p>28552.7814406933</text:p>
          </table:table-cell>
          <table:table-cell table:formula="of:=SUM([.O32:.O32])" office:value-type="float" office:value="28552.7814406933" calcext:value-type="float">
            <text:p>28552.7814406933</text:p>
          </table:table-cell>
          <table:table-cell table:formula="of:=SQRT([.U16])" office:value-type="float" office:value="42394.3380915686" calcext:value-type="float">
            <text:p>42394.3380915686</text:p>
          </table:table-cell>
          <table:table-cell table:formula="of:=SQRT([.V16])" office:value-type="float" office:value="50121.5292486395" calcext:value-type="float">
            <text:p>50121.5292486395</text:p>
          </table:table-cell>
          <table:table-cell table:formula="of:=SQRT([.V2])" office:value-type="float" office:value="144034.688198518" calcext:value-type="float">
            <text:p>144034.688198518</text:p>
          </table:table-cell>
          <table:table-cell table:formula="of:=SQRT([.W2])" office:value-type="float" office:value="121088.512933491" calcext:value-type="float">
            <text:p>121088.512933491</text:p>
          </table:table-cell>
          <table:table-cell table:formula="of:=SQRT([.X2])" office:value-type="float" office:value="141221.447467759" calcext:value-type="float">
            <text:p>141221.44746775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2:43.207271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5T10:43:07.839828630</dc:date>
    <meta:editing-duration>PT1M29S</meta:editing-duration>
    <meta:editing-cycles>4</meta:editing-cycles>
    <meta:document-statistic meta:table-count="1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 chart:error-upper-range="Sheet1.O31:Sheet1.U32" chart:error-lower-range="Sheet1.O31:Sheet1.U3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 chart:error-upper-range="Sheet1.O31:Sheet1.U32" chart:error-lower-range="Sheet1.O31:Sheet1.U3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592cm" svg:y="0.316cm" chart:style-name="ch2">
          <text:p>Performance Sierpinski</text:p>
        </chart:title>
        <chart:subtitle svg:x="3.409cm" svg:y="1.301cm" chart:style-name="ch3">
          <text:p>Agregando operaciones aritméticas/lectura-escritura</text:p>
        </chart:subtitle>
        <chart:plot-area chart:style-name="ch4" table:cell-range-address="Sheet1.B30:Sheet1.H31" chart:data-source-has-labels="row" svg:x="1.33cm" svg:y="2.37cm" svg:width="14.013cm" svg:height="6.036cm">
          <chartooo:coordinate-region svg:x="3.063cm" svg:y="2.569cm" svg:width="12.23cm" svg:height="4.792cm"/>
          <chart:axis chart:dimension="x" chart:name="primary-x" chart:style-name="ch5" chartooo:axis-type="auto">
            <chartooo:date-scale/>
            <chart:categories table:cell-range-address="Sheet1.B30:Sheet1.H30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B31:Sheet1.H31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B30:Sheet1.H30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1203596">
                <text:p>21203596</text:p>
                <draw:g>
                  <svg:desc>Sheet1.B31:Sheet1.H31</svg:desc>
                </draw:g>
              </table:table-cell>
              <table:table-cell office:value-type="float" office:value="21361374.6666667">
                <text:p>21361374.6666667</text:p>
              </table:table-cell>
              <table:table-cell office:value-type="float" office:value="21554445.3333333">
                <text:p>21554445.3333333</text:p>
              </table:table-cell>
              <table:table-cell office:value-type="float" office:value="21891153.3333333">
                <text:p>21891153.3333333</text:p>
              </table:table-cell>
              <table:table-cell office:value-type="float" office:value="21471276">
                <text:p>21471276</text:p>
              </table:table-cell>
              <table:table-cell office:value-type="float" office:value="21445228">
                <text:p>21445228</text:p>
              </table:table-cell>
              <table:table-cell office:value-type="float" office:value="21953629.3333333">
                <text:p>21953629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title svg:x="4.706cm" svg:y="0.316cm" chart:style-name="ch2">
          <text:p>Varianza performance Sierpinski</text:p>
        </chart:title>
        <chart:subtitle svg:x="3.41cm" svg:y="1.301cm" chart:style-name="ch3">
          <text:p>Agregando operaciones aritméticas/lectura-escritura</text:p>
        </chart:subtitle>
        <chart:plot-area chart:style-name="ch4" table:cell-range-address="Sheet1.O31:Sheet1.U32" chart:data-source-has-labels="row" svg:x="1.33cm" svg:y="2.37cm" svg:width="14.014cm" svg:height="6.036cm">
          <chartooo:coordinate-region svg:x="2.692cm" svg:y="2.569cm" svg:width="12.629cm" svg:height="4.792cm"/>
          <chart:axis chart:dimension="x" chart:name="primary-x" chart:style-name="ch5" chartooo:axis-type="auto">
            <chartooo:date-scale/>
            <chart:categories table:cell-range-address="Sheet1.O31:Sheet1.U31"/>
          </chart:axis>
          <chart:axis chart:dimension="y" chart:name="primary-y" chart:style-name="ch6">
            <chart:title svg:x="0.451cm" svg:y="5.657cm" chart:style-name="ch7">
              <text:p>t^2</text:p>
            </chart:title>
            <chart:grid chart:style-name="ch8" chart:class="major"/>
          </chart:axis>
          <chart:series chart:style-name="ch9" chart:values-cell-range-address="Sheet1.O32:Sheet1.U3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31:Sheet1.U31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28552.7814406933">
                <text:p>28552.7814406933</text:p>
                <draw:g>
                  <svg:desc>Sheet1.O32:Sheet1.U32</svg:desc>
                </draw:g>
              </table:table-cell>
              <table:table-cell office:value-type="float" office:value="28552.7814406933">
                <text:p>28552.7814406933</text:p>
              </table:table-cell>
              <table:table-cell office:value-type="float" office:value="42394.3380915686">
                <text:p>42394.3380915686</text:p>
              </table:table-cell>
              <table:table-cell office:value-type="float" office:value="50121.5292486395">
                <text:p>50121.5292486395</text:p>
              </table:table-cell>
              <table:table-cell office:value-type="float" office:value="144034.688198518">
                <text:p>144034.688198518</text:p>
              </table:table-cell>
              <table:table-cell office:value-type="float" office:value="121088.512933491">
                <text:p>121088.512933491</text:p>
              </table:table-cell>
              <table:table-cell office:value-type="float" office:value="141221.447467759">
                <text:p>141221.447467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